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188cm" fo:min-width="10.241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4.048cm" fo:min-width="15.069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draw:fill-color="#99ccff" draw:textarea-horizontal-align="justify" draw:textarea-vertical-align="top" draw:auto-grow-height="false" fo:min-height="2.042cm" fo:min-width="9.889cm"/>
    </style:style>
    <style:style style:name="gr7" style:family="graphic" style:parent-style-name="standard">
      <style:graphic-properties draw:stroke="none" svg:stroke-color="#000000" draw:fill="none" draw:fill-color="#ffffff" fo:min-height="0.471cm"/>
    </style:style>
    <style:style style:name="gr8" style:family="graphic" style:parent-style-name="standard">
      <style:graphic-properties draw:stroke="none" svg:stroke-color="#000000" draw:fill="none" draw:fill-color="#ffffff" fo:min-height="0.627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0" style:family="graphic" style:parent-style-name="standard">
      <style:graphic-properties draw:fill-color="#ffcccc" draw:textarea-horizontal-align="justify" draw:textarea-vertical-align="middle" draw:auto-grow-height="false" fo:min-height="0.543cm" fo:min-width="2.992cm"/>
    </style:style>
    <style:style style:name="gr11" style:family="graphic" style:parent-style-name="standard">
      <style:graphic-properties draw:fill-color="#ffcccc" draw:textarea-horizontal-align="justify" draw:textarea-vertical-align="middle" draw:auto-grow-height="false" fo:min-height="0.543cm" fo:min-width="2.993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7.487cm" fo:min-width="16.444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0.775cm" fo:min-width="2.564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 fo:min-height="0.475cm" fo:min-width="1.962cm"/>
    </style:style>
    <style:style style:name="gr15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0.773cm" fo:min-width="2.406cm"/>
    </style:style>
    <style:style style:name="gr17" style:family="graphic" style:parent-style-name="standard">
      <style:graphic-properties draw:fill-color="#ffcccc" draw:textarea-horizontal-align="justify" draw:textarea-vertical-align="middle" draw:auto-grow-height="false" fo:min-height="0.543cm" fo:min-width="5.532cm"/>
    </style:style>
    <style:style style:name="gr18" style:family="graphic" style:parent-style-name="standard">
      <style:graphic-properties draw:fill-color="#ccffcc" draw:textarea-horizontal-align="justify" draw:textarea-vertical-align="middle" draw:auto-grow-height="false" fo:min-height="0.648cm" fo:min-width="3.991cm"/>
    </style:style>
    <style:style style:name="gr19" style:family="graphic" style:parent-style-name="standard">
      <style:graphic-properties draw:fill-color="#99ccff" draw:textarea-horizontal-align="justify" draw:textarea-vertical-align="top" draw:auto-grow-height="false" fo:min-height="2.776cm" fo:min-width="11.239cm"/>
    </style:style>
    <style:style style:name="gr20" style:family="graphic" style:parent-style-name="standard">
      <style:graphic-properties draw:fill-color="#99ccff" draw:textarea-horizontal-align="justify" draw:textarea-vertical-align="top" draw:auto-grow-height="false" fo:min-height="4.765cm" fo:min-width="9.753cm"/>
    </style:style>
    <style:style style:name="gr21" style:family="graphic" style:parent-style-name="standard">
      <style:graphic-properties draw:fill-color="#99ccff" draw:textarea-horizontal-align="justify" draw:textarea-vertical-align="top" draw:auto-grow-height="false" fo:min-height="1.867cm" fo:min-width="7.845cm"/>
    </style:style>
    <style:style style:name="gr22" style:family="graphic" style:parent-style-name="standard">
      <style:graphic-properties draw:fill-color="#99ccff" draw:textarea-horizontal-align="justify" draw:textarea-vertical-align="top" draw:auto-grow-height="false" fo:min-height="4.621cm" fo:min-width="12.944cm"/>
    </style:style>
    <style:style style:name="gr23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2.279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0.92cm" fo:min-width="2.865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0.777cm" fo:min-width="3.152cm"/>
    </style:style>
    <style:style style:name="gr26" style:family="graphic" style:parent-style-name="standard">
      <style:graphic-properties draw:fill-color="#99ccff" draw:textarea-horizontal-align="justify" draw:textarea-vertical-align="middle" draw:auto-grow-height="false" fo:min-height="0.922cm" fo:min-width="3.453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2.187cm" fo:min-width="11.303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4.765cm" fo:min-width="10.071cm"/>
    </style:style>
    <style:style style:name="gr29" style:family="graphic" style:parent-style-name="standard">
      <style:graphic-properties draw:fill-color="#99ccff" draw:textarea-horizontal-align="justify" draw:textarea-vertical-align="top" draw:auto-grow-height="false" fo:min-height="3.333cm" fo:min-width="15.624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31" style:family="graphic" style:parent-style-name="standard">
      <style:graphic-properties draw:fill-color="#99ccff" draw:textarea-horizontal-align="justify" draw:textarea-vertical-align="top" draw:auto-grow-height="false" fo:min-height="4.049cm" fo:min-width="16.816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13.037cm" fo:min-width="15.558cm"/>
    </style:style>
    <style:style style:name="gr33" style:family="graphic" style:parent-style-name="standard">
      <style:graphic-properties draw:fill-color="#cfe7f5" draw:textarea-horizontal-align="justify" draw:textarea-vertical-align="middle" draw:auto-grow-height="false" fo:min-height="0.475cm" fo:min-width="4.343cm"/>
    </style:style>
    <style:style style:name="gr34" style:family="graphic" style:parent-style-name="standard">
      <style:graphic-properties draw:fill-color="#99ccff" draw:textarea-horizontal-align="justify" draw:textarea-vertical-align="top" draw:auto-grow-height="false" fo:min-height="4.621cm" fo:min-width="11.674cm"/>
    </style:style>
    <style:style style:name="gr35" style:family="graphic" style:parent-style-name="standard">
      <style:graphic-properties draw:fill-color="#99ccff" draw:textarea-horizontal-align="justify" draw:textarea-vertical-align="top" draw:auto-grow-height="false" fo:min-height="1.899cm" fo:min-width="4.507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37" style:family="graphic" style:parent-style-name="standard">
      <style:graphic-properties draw:fill-color="#99ccff" draw:textarea-horizontal-align="justify" draw:textarea-vertical-align="top" draw:auto-grow-height="false" fo:min-height="3.872cm" fo:min-width="7.288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0.475cm" fo:min-width="2.439cm"/>
    </style:style>
    <style:style style:name="gr39" style:family="graphic" style:parent-style-name="standard">
      <style:graphic-properties draw:fill-color="#99ccff" draw:textarea-horizontal-align="justify" draw:textarea-vertical-align="top" draw:auto-grow-height="false" fo:min-height="2.11cm" fo:min-width="4.751cm"/>
    </style:style>
    <style:style style:name="P1" style:family="paragraph">
      <style:paragraph-properties fo:text-align="end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99ccff"/>
      <style:paragraph-properties fo:text-align="start" style:writing-mode="lr-tb"/>
      <style:text-properties fo:font-size="10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text-properties fo:font-size="8pt" style:font-size-asian="18pt" style:font-size-complex="18pt"/>
    </style:style>
    <style:style style:name="P12" style:family="paragraph">
      <style:paragraph-properties fo:text-align="end" style:writing-mode="lr-tb"/>
    </style:style>
    <style:style style:name="P13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14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15" style:family="paragraph">
      <style:paragraph-properties fo:text-align="center"/>
      <style:text-properties style:text-underline-style="none"/>
    </style:style>
    <style:style style:name="P16" style:family="paragraph">
      <loext:graphic-properties draw:fill-color="#ccffcc"/>
      <style:paragraph-properties fo:text-align="center"/>
      <style:text-properties style:font-name="Arial" fo:font-size="10pt" style:text-underline-style="none" style:font-size-asian="18pt" style:font-size-complex="18pt"/>
    </style:style>
    <style:style style:name="P17" style:family="paragraph">
      <loext:graphic-properties draw:fill-color="#99ccff"/>
      <style:paragraph-properties fo:text-align="end"/>
      <style:text-properties fo:font-size="10pt" style:font-size-asian="18pt" style:font-size-complex="18pt"/>
    </style:style>
    <style:style style:name="P18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9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style:font-name="Arial" fo:font-size="10pt" style:font-size-asian="18pt" style:font-size-complex="18pt"/>
    </style:style>
    <style:style style:name="T7" style:family="text">
      <style:text-properties style:font-name="Arial" fo:font-size="10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itialize WtPLSQL" draw:style-name="dp1" draw:master-page-name="Default">
        <draw:custom-shape draw:style-name="gr1" draw:text-style-name="P2" draw:layer="layout" svg:width="11.113cm" svg:height="3.81cm" svg:x="8.937cm" svg:y="8.937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6.033cm" svg:height="4.762cm" svg:x="1.635cm" svg:y="3.54cm">
          <text:p text:style-name="P3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3.968cm" svg:height="0.803cm" draw:transform="skewX (-0.00628318530717958) rotate (-0.00628318530718033) translate (2.27cm 5.252cm)">
          <text:p text:style-name="P3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4.762cm" svg:height="0.793cm" svg:x="14.97cm" svg:y="10.05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.477cm" svg:y1="7.847cm" svg:x2="9.572cm" svg:y2="10.817cm" draw:start-shape="id1" draw:start-glue-point="2" draw:end-shape="id2" svg:d="M6477 7847l3095 2970" svg:viewBox="0 0 3096 2971">
          <text:p/>
        </draw:connector>
        <draw:custom-shape draw:style-name="gr3" draw:text-style-name="P4" xml:id="id2" draw:id="id2" draw:layer="layout" svg:width="3.968cm" svg:height="0.803cm" draw:transform="skewX (-0.00628318530717958) rotate (-0.00628318530718033) translate (9.572cm 10.416cm)">
          <text:p text:style-name="P3"><text:span text:style-name="T1">Init1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637cm" svg:height="2.54cm" svg:x="9.095cm" svg:y="13.382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382cm" svg:y1="15.123cm" svg:x2="15.127cm" svg:y2="15.206cm" draw:start-shape="id3" draw:start-glue-point="1" draw:end-shape="id4" draw:end-glue-point="3" svg:d="M13382 15123l1745 83" svg:viewBox="0 0 1746 84">
          <text:p/>
        </draw:connector>
        <draw:custom-shape draw:style-name="gr4" draw:text-style-name="P5" xml:id="id5" draw:id="id5" draw:layer="layout" svg:width="4.762cm" svg:height="0.793cm" svg:x="14.97cm" svg:y="11.636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3.54cm" svg:y1="10.842cm" svg:x2="14.97cm" svg:y2="12.032cm" draw:start-shape="id2" draw:start-glue-point="1" draw:end-shape="id5" draw:end-glue-point="3" svg:d="M13540 10842l1430 1190" svg:viewBox="0 0 1431 1191">
          <text:p/>
        </draw:connector>
        <draw:custom-shape draw:style-name="gr3" draw:text-style-name="P4" xml:id="id1" draw:id="id1" draw:layer="layout" svg:width="3.968cm" svg:height="0.803cm" draw:transform="skewX (-0.00628318530717958) rotate (-0.00628318530718033) translate (4.493cm 7.032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4.254cm" svg:y1="6.067cm" svg:x2="6.477cm" svg:y2="7.044cm" draw:start-shape="id6" draw:start-glue-point="2" draw:end-shape="id1" draw:end-glue-point="0" svg:d="M4254 6067l2223 977" svg:viewBox="0 0 2224 978">
          <text:p/>
        </draw:connector>
        <draw:connector draw:style-name="gr5" draw:text-style-name="P6" draw:layer="layout" draw:type="line" svg:x1="13.54cm" svg:y1="10.842cm" svg:x2="14.97cm" svg:y2="10.446cm" draw:start-shape="id2" draw:start-glue-point="1" draw:end-shape="id7" draw:end-glue-point="3" svg:d="M13540 10842l1430-396" svg:viewBox="0 0 1431 397">
          <text:p/>
        </draw:connector>
        <draw:frame draw:style-name="gr7" draw:text-style-name="P10" draw:layer="layout" svg:width="7.62cm" svg:height="0.725cm" svg:x="1.635cm" svg:y="2.59cm">
          <draw:text-box>
            <text:p text:style-name="P9"><text:span text:style-name="T3"><loext:page-name>&lt;page-name&gt;</loext:page-name></text:span></text:p>
          </draw:text-box>
        </draw:frame>
        <draw:connector draw:style-name="gr5" draw:text-style-name="P6" draw:layer="layout" draw:type="line" svg:x1="8.461cm" svg:y1="7.458cm" svg:x2="9.572cm" svg:y2="6.154cm" draw:start-shape="id1" draw:end-shape="id8" svg:d="M8461 7458l1111-1304" svg:viewBox="0 0 1112 1305">
          <text:p/>
        </draw:connector>
        <draw:frame draw:style-name="gr8" draw:text-style-name="P11" draw:layer="layout" svg:width="10.16cm" svg:height="0.887cm" svg:x="1.635cm" svg:y="25.75cm">
          <draw:text-box>
            <text:p><text:span text:style-name="T4">Test Runner:</text:span><text:span text:style-name="T5"> A user written PL/SQL package with a WTPLSQL.TEST_RUN procedure and one or more calls to WT_ASSERT procedures.</text:span></text:p>
          </draw:text-box>
        </draw:frame>
        <draw:connector draw:style-name="gr5" draw:text-style-name="P6" draw:layer="layout" draw:type="line" svg:x1="13.382cm" svg:y1="15.123cm" svg:x2="15.128cm" svg:y2="14.413cm" draw:start-shape="id3" draw:start-glue-point="1" draw:end-shape="id9" draw:end-glue-point="3" svg:d="M13382 15123l1746-710" svg:viewBox="0 0 1747 711">
          <text:p/>
        </draw:connector>
        <draw:connector draw:style-name="gr5" draw:text-style-name="P6" draw:layer="layout" draw:type="line" svg:x1="6.477cm" svg:y1="7.847cm" svg:x2="9.414cm" svg:y2="15.098cm" draw:start-shape="id1" draw:start-glue-point="2" draw:end-shape="id3" draw:end-glue-point="3" svg:d="M6477 7847l2937 7251" svg:viewBox="0 0 2938 7252">
          <text:p/>
        </draw:connector>
        <draw:custom-shape draw:style-name="gr3" draw:text-style-name="P4" xml:id="id3" draw:id="id3" draw:layer="layout" svg:width="3.968cm" svg:height="0.803cm" draw:transform="skewX (-0.00628318530717958) rotate (-0.00628318530718033) translate (9.414cm 14.697cm)">
          <draw:glue-point draw:id="4" svg:x="-2.2cm" svg:y="-5cm"/>
          <text:p text:style-name="P3"><text:span text:style-name="T1">reset_global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4.762cm" svg:height="0.793cm" svg:x="14.97cm" svg:y="10.843cm">
          <text:p text:style-name="P3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968cm" svg:height="0.803cm" draw:transform="skewX (-0.00628318530717958) rotate (-0.00628318530718033) translate (9.414cm 11.636cm)">
          <text:p text:style-name="P3"><text:span text:style-name="T1">Init2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477cm" svg:y1="7.847cm" svg:x2="9.414cm" svg:y2="12.037cm" draw:start-shape="id1" draw:start-glue-point="2" draw:end-shape="id10" draw:end-glue-point="3" svg:d="M6477 7847l2937 4190" svg:viewBox="0 0 2938 4191">
          <text:p/>
        </draw:connector>
        <draw:connector draw:style-name="gr5" draw:text-style-name="P6" draw:layer="layout" draw:type="line" svg:x1="13.54cm" svg:y1="10.842cm" svg:x2="14.97cm" svg:y2="11.239cm" draw:start-shape="id2" draw:start-glue-point="1" draw:end-shape="id11" draw:end-glue-point="3" svg:d="M13540 10842l1430 397" svg:viewBox="0 0 1431 398">
          <text:p/>
        </draw:connector>
        <draw:connector draw:style-name="gr5" draw:text-style-name="P6" draw:layer="layout" draw:type="line" svg:x1="11.715cm" svg:y1="6.569cm" svg:x2="14.97cm" svg:y2="10.446cm" draw:start-shape="id8" draw:start-glue-point="2" draw:end-shape="id7" draw:end-glue-point="3" svg:d="M11715 6569l3255 3877" svg:viewBox="0 0 3256 3878">
          <text:p/>
        </draw:connector>
        <draw:connector draw:style-name="gr5" draw:text-style-name="P6" draw:layer="layout" draw:type="line" svg:x1="13.382cm" svg:y1="12.062cm" svg:x2="14.97cm" svg:y2="12.032cm" draw:start-shape="id10" draw:start-glue-point="1" draw:end-shape="id5" draw:end-glue-point="3" svg:d="M13382 12062l1588-30" svg:viewBox="0 0 1589 31">
          <text:p/>
        </draw:connector>
        <draw:custom-shape draw:style-name="gr9" draw:text-style-name="P4" xml:id="id8" draw:id="id8" draw:layer="layout" svg:width="4.286cm" svg:height="0.803cm" draw:transform="skewX (-0.00628318530717958) rotate (-0.00628318530718033) translate (9.572cm 5.753cm)">
          <text:p text:style-name="P3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9" draw:id="id9" draw:layer="layout" svg:width="3.492cm" svg:height="0.793cm" svg:x="15.128cm" svg:y="14.017cm">
          <text:p text:style-name="P3"><text:span text:style-name="T2">g_testcase varia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" draw:id="id4" draw:layer="layout" svg:width="3.493cm" svg:height="0.793cm" svg:x="15.127cm" svg:y="14.81cm">
          <text:p text:style-name="P3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7.78cm" svg:height="8.573cm" svg:x="1.635cm" svg:y="16.557cm">
          <text:p text:style-name="P12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284cm" svg:y1="19.046cm" svg:x2="10.842cm" svg:y2="17.43cm" draw:start-shape="id12" draw:start-glue-point="1" draw:end-shape="id13" draw:end-glue-point="3" svg:d="M5284 19046l5558-1616" svg:viewBox="0 0 5559 1617">
          <text:p/>
        </draw:connector>
        <draw:custom-shape draw:style-name="gr13" draw:text-style-name="P4" xml:id="id12" draw:id="id12" draw:layer="layout" svg:width="3.174cm" svg:height="1.135cm" draw:transform="skewX (-0.00610865238198015) rotate (-0.00628318530718033) translate (2.111cm 18.459cm)">
          <draw:glue-point draw:id="4" svg:x="-2.2cm" svg:y="-5cm"/>
          <text:p text:style-name="P3"><text:span text:style-name="T1">before_test_all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3" draw:id="id13" draw:layer="layout" svg:width="3.493cm" svg:height="0.793cm" svg:x="10.842cm" svg:y="17.034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.254cm" svg:y1="6.067cm" svg:x2="3.698cm" svg:y2="18.469cm" draw:start-shape="id6" draw:end-shape="id12" draw:end-glue-point="0" svg:d="M4254 6067l-556 12402" svg:viewBox="0 0 557 12403">
          <text:p/>
        </draw:connector>
        <draw:custom-shape draw:style-name="gr14" draw:text-style-name="P4" xml:id="id14" draw:id="id14" draw:layer="layout" svg:width="2.54cm" svg:height="0.803cm" draw:transform="skewX (-0.00628318530717958) rotate (-0.00628318530718033) translate (4.81cm 21.002cm)">
          <draw:glue-point draw:id="4" svg:x="-2.2cm" svg:y="-5cm"/>
          <text:p text:style-name="P3"><text:span text:style-name="T1">Ini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08cm" svg:y1="21.01cm" svg:x2="10.842cm" svg:y2="17.43cm" draw:start-shape="id14" draw:start-glue-point="0" draw:end-shape="id13" svg:d="M6080 21010l4762-3580" svg:viewBox="0 0 4763 3581">
          <text:p/>
        </draw:connector>
        <draw:custom-shape draw:style-name="gr15" draw:text-style-name="P14" xml:id="id15" draw:id="id15" draw:layer="layout" svg:width="4.445cm" svg:height="1.27cm" svg:x="12.906cm" svg:y="24.177cm">
          <text:p text:style-name="P3"><text:span text:style-name="T6">HOOK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08cm" svg:y1="21.813cm" svg:x2="12.906cm" svg:y2="24.812cm" draw:start-shape="id14" draw:start-glue-point="2" draw:end-shape="id15" draw:end-glue-point="6" svg:d="M6080 21813l6826 2999" svg:viewBox="0 0 6827 3000">
          <text:p/>
        </draw:connector>
        <draw:custom-shape draw:style-name="gr16" draw:text-style-name="P4" xml:id="id16" draw:id="id16" draw:layer="layout" svg:width="3.016cm" svg:height="1.133cm" draw:transform="skewX (-0.00610865238198016) rotate (-0.00628318530718033) translate (4.016cm 16.875cm)">
          <draw:glue-point draw:id="4" svg:x="-2.2cm" svg:y="-5cm"/>
          <text:p text:style-name="P3"><text:span text:style-name="T1">before_test_ru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477cm" svg:y1="7.847cm" svg:x2="5.524cm" svg:y2="16.884cm" draw:start-shape="id1" draw:start-glue-point="2" draw:end-shape="id16" draw:end-glue-point="0" svg:d="M6477 7847l-953 9037" svg:viewBox="0 0 954 9038">
          <text:p/>
        </draw:connector>
        <draw:connector draw:style-name="gr5" draw:text-style-name="P6" draw:layer="layout" draw:type="line" svg:x1="7.031cm" svg:y1="17.46cm" svg:x2="10.842cm" svg:y2="17.43cm" draw:start-shape="id16" draw:end-shape="id13" draw:end-glue-point="3" svg:d="M7031 17460l3811-30" svg:viewBox="0 0 3812 31">
          <text:p/>
        </draw:connector>
        <draw:custom-shape draw:style-name="gr17" draw:text-style-name="P5" xml:id="id17" draw:id="id17" draw:layer="layout" svg:width="6.032cm" svg:height="0.793cm" svg:x="12.589cm" svg:y="18.145cm">
          <text:p text:style-name="P3"><text:span text:style-name="T2">before_test_all_active vari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18" draw:id="id18" draw:layer="layout" svg:width="6.032cm" svg:height="0.793cm" svg:x="12.589cm" svg:y="18.939cm">
          <text:p text:style-name="P3"><text:span text:style-name="T2">before_test_run_active vari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19" draw:id="id19" draw:layer="layout" svg:width="6.032cm" svg:height="0.793cm" svg:x="12.589cm" svg:y="19.733cm">
          <text:p text:style-name="P3"><text:span text:style-name="T2">execute_test_runner_active vari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20" draw:id="id20" draw:layer="layout" svg:width="6.032cm" svg:height="0.793cm" svg:x="12.589cm" svg:y="20.526cm">
          <text:p text:style-name="P3"><text:span text:style-name="T2">after_assertion_active vari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21" draw:id="id21" draw:layer="layout" svg:width="6.032cm" svg:height="0.793cm" svg:x="12.589cm" svg:y="21.32cm">
          <text:p text:style-name="P3"><text:span text:style-name="T2">after_test_run_active vari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22" draw:id="id22" draw:layer="layout" svg:width="6.032cm" svg:height="0.793cm" svg:x="12.589cm" svg:y="22.113cm">
          <text:p text:style-name="P3"><text:span text:style-name="T2">after_test_all_active vari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23" draw:id="id23" draw:layer="layout" svg:width="6.032cm" svg:height="0.793cm" svg:x="12.589cm" svg:y="22.906cm">
          <text:p text:style-name="P3"><text:span text:style-name="T2">ad_hoc_report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.35cm" svg:y1="21.419cm" svg:x2="12.589cm" svg:y2="18.541cm" draw:start-shape="id14" draw:start-glue-point="1" draw:end-shape="id17" draw:end-glue-point="3" svg:d="M7350 21419l5239-2878" svg:viewBox="0 0 5240 2879">
          <text:p/>
        </draw:connector>
        <draw:connector draw:style-name="gr5" draw:text-style-name="P6" draw:layer="layout" draw:type="line" svg:x1="7.35cm" svg:y1="21.419cm" svg:x2="12.589cm" svg:y2="19.335cm" draw:start-shape="id14" draw:start-glue-point="1" draw:end-shape="id18" svg:d="M7350 21419l5239-2084" svg:viewBox="0 0 5240 2085">
          <text:p/>
        </draw:connector>
        <draw:connector draw:style-name="gr5" draw:text-style-name="P6" draw:layer="layout" draw:type="line" svg:x1="7.35cm" svg:y1="21.419cm" svg:x2="12.589cm" svg:y2="20.129cm" draw:start-shape="id14" draw:start-glue-point="1" draw:end-shape="id19" draw:end-glue-point="3" svg:d="M7350 21419l5239-1290" svg:viewBox="0 0 5240 1291">
          <text:p/>
        </draw:connector>
        <draw:connector draw:style-name="gr5" draw:text-style-name="P6" draw:layer="layout" draw:type="line" svg:x1="7.35cm" svg:y1="21.419cm" svg:x2="12.589cm" svg:y2="20.922cm" draw:start-shape="id14" draw:start-glue-point="1" draw:end-shape="id20" draw:end-glue-point="3" svg:d="M7350 21419l5239-497" svg:viewBox="0 0 5240 498">
          <text:p/>
        </draw:connector>
        <draw:connector draw:style-name="gr5" draw:text-style-name="P6" draw:layer="layout" draw:type="line" svg:x1="7.35cm" svg:y1="21.419cm" svg:x2="12.589cm" svg:y2="21.716cm" draw:start-shape="id14" draw:start-glue-point="1" draw:end-shape="id21" draw:end-glue-point="3" svg:d="M7350 21419l5239 297" svg:viewBox="0 0 5240 298">
          <text:p/>
        </draw:connector>
        <draw:connector draw:style-name="gr5" draw:text-style-name="P6" draw:layer="layout" draw:type="line" svg:x1="7.35cm" svg:y1="21.419cm" svg:x2="12.589cm" svg:y2="22.509cm" draw:start-shape="id14" draw:start-glue-point="1" draw:end-shape="id22" draw:end-glue-point="3" svg:d="M7350 21419l5239 1090" svg:viewBox="0 0 5240 1091">
          <text:p/>
        </draw:connector>
        <draw:connector draw:style-name="gr5" draw:text-style-name="P6" draw:layer="layout" draw:type="line" svg:x1="7.35cm" svg:y1="21.419cm" svg:x2="12.589cm" svg:y2="23.302cm" draw:start-shape="id14" draw:start-glue-point="1" draw:end-shape="id23" draw:end-glue-point="3" svg:d="M7350 21419l5239 1883" svg:viewBox="0 0 5240 1884">
          <text:p/>
        </draw:connector>
        <draw:connector draw:style-name="gr5" draw:text-style-name="P6" draw:layer="layout" draw:type="line" svg:x1="7.031cm" svg:y1="17.46cm" svg:x2="12.589cm" svg:y2="19.335cm" draw:start-shape="id16" draw:start-glue-point="1" draw:end-shape="id18" draw:end-glue-point="3" svg:d="M7031 17460l5558 1875" svg:viewBox="0 0 5559 1876">
          <text:p/>
        </draw:connector>
        <draw:connector draw:style-name="gr5" draw:text-style-name="P6" draw:layer="layout" draw:type="line" svg:x1="5.284cm" svg:y1="19.046cm" svg:x2="12.589cm" svg:y2="18.541cm" draw:start-shape="id12" draw:start-glue-point="1" draw:end-shape="id17" draw:end-glue-point="3" svg:d="M5284 19046l7305-505" svg:viewBox="0 0 7306 506">
          <text:p/>
        </draw:connector>
        <draw:custom-shape draw:style-name="gr15" draw:text-style-name="P14" xml:id="id24" draw:id="id24" draw:layer="layout" svg:width="4.445cm" svg:height="1.27cm" svg:x="14.493cm" svg:y="4.651cm">
          <text:p text:style-name="P3"><text:span text:style-name="T6">USER_PROCEDUR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238cm" svg:y1="5.678cm" svg:x2="14.493cm" svg:y2="5.286cm" draw:start-shape="id6" draw:start-glue-point="1" draw:end-shape="id24" draw:end-glue-point="6" svg:d="M6238 5678l8255-392" svg:viewBox="0 0 8256 393">
          <text:p/>
        </draw:connector>
        <draw:custom-shape draw:style-name="gr18" draw:text-style-name="P16" xml:id="id25" draw:id="id25" draw:layer="layout" svg:width="6.351cm" svg:height="1.27cm" svg:x="13.699cm" svg:y="6.715cm">
          <text:p text:style-name="P15"><text:span text:style-name="T7">WT_QUAL_TEST_RUNNERS_V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1.715cm" svg:y1="6.569cm" svg:x2="13.699cm" svg:y2="7.35cm" draw:start-shape="id8" draw:start-glue-point="2" draw:end-shape="id25" draw:end-glue-point="6" svg:d="M11715 6569l1984 781" svg:viewBox="0 0 1985 782">
          <text:p/>
        </draw:connector>
      </draw:page>
      <draw:page draw:name="Test Runner" draw:style-name="dp1" draw:master-page-name="Default">
        <draw:custom-shape draw:style-name="gr19" draw:text-style-name="P2" draw:layer="layout" svg:width="12.065cm" svg:height="3.352cm" svg:x="6.873cm" svg:y="6.538cm">
          <text:p text:style-name="P3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0.795cm" svg:height="5.557cm" svg:x="9.255cm" svg:y="10.525cm">
          <text:p text:style-name="P1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8.573cm" svg:height="2.345cm" svg:x="2.084cm" svg:y="3.284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4" draw:id="id34" draw:layer="layout" svg:width="4.762cm" svg:height="0.793cm" svg:x="14.97cm" svg:y="11.955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3.97cm" svg:height="5.397cm" svg:x="4.333cm" svg:y="16.716cm">
          <text:p text:style-name="P12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6" draw:id="id26" draw:layer="layout" svg:width="3.968cm" svg:height="0.803cm" draw:transform="skewX (-0.00628318530717958) rotate (-0.00628318530718033) translate (9.89cm 14.177cm)">
          <text:p text:style-name="P3"><text:span text:style-name="T1">add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858cm" svg:y1="14.603cm" svg:x2="15.129cm" svg:y2="15.049cm" draw:start-shape="id26" draw:start-glue-point="1" draw:end-shape="id27" draw:end-glue-point="3" svg:d="M13858 14603l1271 446" svg:viewBox="0 0 1272 447">
          <text:p/>
        </draw:connector>
        <draw:custom-shape draw:style-name="gr23" draw:text-style-name="P18" xml:id="id28" draw:id="id28" draw:layer="layout" svg:width="2.857cm" svg:height="0.803cm" draw:transform="skewX (-0.00628318530717958) rotate (-0.00628318530718033) translate (1.635cm 14.307cm)">
          <text:p text:style-name="P3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3.063cm" svg:y1="15.119cm" svg:x2="5.612cm" svg:y2="18.863cm" draw:start-shape="id28" draw:start-glue-point="2" draw:end-shape="id29" svg:d="M3063 15119l2549 3744" svg:viewBox="0 0 2550 3745">
          <text:p/>
        </draw:connector>
        <draw:connector draw:style-name="gr5" draw:text-style-name="P6" draw:layer="layout" draw:type="line" svg:x1="3.063cm" svg:y1="15.119cm" svg:x2="5.295cm" svg:y2="20.065cm" draw:start-shape="id28" draw:start-glue-point="2" draw:end-shape="id30" svg:d="M3063 15119l2232 4946" svg:viewBox="0 0 2233 4947">
          <text:p/>
        </draw:connector>
        <draw:connector draw:style-name="gr5" draw:text-style-name="P6" draw:layer="layout" draw:type="line" svg:x1="3.063cm" svg:y1="15.119cm" svg:x2="4.97cm" svg:y2="21.278cm" draw:start-shape="id28" draw:start-glue-point="2" draw:end-shape="id31" svg:d="M3063 15119l1907 6159" svg:viewBox="0 0 1908 6160">
          <text:p/>
        </draw:connector>
        <draw:connector draw:style-name="gr5" draw:text-style-name="P6" draw:layer="layout" draw:type="line" svg:x1="12.349cm" svg:y1="19.743cm" svg:x2="11.874cm" svg:y2="14.992cm" draw:start-shape="id32" draw:start-glue-point="0" draw:end-shape="id26" draw:end-glue-point="2" svg:d="M12349 19743l-475-4751" svg:viewBox="0 0 476 4752">
          <text:p/>
        </draw:connector>
        <draw:connector draw:style-name="gr5" draw:text-style-name="P6" draw:layer="layout" draw:type="line" svg:x1="9.263cm" svg:y1="20.09cm" svg:x2="10.604cm" svg:y2="20.38cm" draw:start-shape="id30" draw:end-shape="id32" draw:end-glue-point="3" svg:d="M9263 20090l1341 290" svg:viewBox="0 0 1342 291">
          <text:p/>
        </draw:connector>
        <draw:connector draw:style-name="gr5" draw:text-style-name="P6" draw:layer="layout" draw:type="line" svg:x1="8.938cm" svg:y1="21.303cm" svg:x2="10.604cm" svg:y2="20.38cm" draw:start-shape="id31" draw:end-shape="id32" draw:end-glue-point="3" svg:d="M8938 21303l1666-923" svg:viewBox="0 0 1667 924">
          <text:p/>
        </draw:connector>
        <draw:custom-shape draw:style-name="gr4" draw:text-style-name="P5" xml:id="id27" draw:id="id27" draw:layer="layout" svg:width="4.762cm" svg:height="0.793cm" svg:x="15.129cm" svg:y="14.653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" draw:id="id40" draw:layer="layout" svg:width="3.968cm" svg:height="0.803cm" draw:transform="skewX (-0.00628318530717958) rotate (-0.00628318530718033) translate (6.371cm 4.362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858cm" svg:y1="11.949cm" svg:x2="14.97cm" svg:y2="12.351cm" draw:start-shape="id33" draw:start-glue-point="1" draw:end-shape="id34" draw:end-glue-point="3" svg:d="M13858 11949l1112 402" svg:viewBox="0 0 1113 403">
          <text:p/>
        </draw:connector>
        <draw:frame draw:style-name="gr7" draw:text-style-name="P10" draw:layer="layout" svg:width="7.62cm" svg:height="0.725cm" svg:x="1.635cm" svg:y="2.338cm">
          <draw:text-box>
            <text:p text:style-name="P9"><text:span text:style-name="T3"><loext:page-name>&lt;page-name&gt;</loext:page-name></text:span></text:p>
          </draw:text-box>
        </draw:frame>
        <draw:custom-shape draw:style-name="gr24" draw:text-style-name="P4" xml:id="id32" draw:id="id32" draw:layer="layout" svg:width="3.491cm" svg:height="1.296cm" draw:transform="skewX (-0.00610865238198016) rotate (-0.00628318530718033) translate (10.604cm 19.732cm)">
          <text:p text:style-name="P3"><text:span text:style-name="T1">process_assetio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9.58cm" svg:y1="18.888cm" svg:x2="10.604cm" svg:y2="20.38cm" draw:start-shape="id29" draw:start-glue-point="1" draw:end-shape="id32" draw:end-glue-point="3" svg:d="M9580 18888l1024 1492" svg:viewBox="0 0 1025 1493">
          <text:p/>
        </draw:connector>
        <draw:frame draw:style-name="gr8" draw:text-style-name="P11" draw:layer="layout" svg:width="10.16cm" svg:height="0.887cm" svg:x="1.635cm" svg:y="25.75cm">
          <draw:text-box>
            <text:p><text:span text:style-name="T4">Test Runner:</text:span><text:span text:style-name="T5"> A user written PL/SQL package with a WTPLSQL.TEST_RUN procedure and one or more calls to WT_ASSERT procedures.</text:span></text:p>
          </draw:text-box>
        </draw:frame>
        <draw:custom-shape draw:style-name="gr3" draw:text-style-name="P4" xml:id="id29" draw:id="id29" draw:layer="layout" svg:width="3.968cm" svg:height="0.803cm" draw:transform="skewX (-0.00628318530717958) rotate (-0.00628318530718033) translate (5.612cm 18.462cm)">
          <text:p text:style-name="P3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0" draw:id="id30" draw:layer="layout" svg:width="3.968cm" svg:height="0.803cm" draw:transform="skewX (-0.00628318530717958) rotate (-0.00628318530718033) translate (5.295cm 19.664cm)">
          <text:p text:style-name="P3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1" draw:id="id31" draw:layer="layout" svg:width="3.968cm" svg:height="0.803cm" draw:transform="skewX (-0.00628318530717958) rotate (-0.00628318530718033) translate (4.97cm 20.877cm)">
          <text:p text:style-name="P3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3.858cm" svg:y1="14.603cm" svg:x2="14.97cm" svg:y2="13.78cm" draw:start-shape="id26" draw:start-glue-point="1" draw:end-shape="id35" draw:end-glue-point="3" svg:d="M13858 14603l1112-823" svg:viewBox="0 0 1113 824">
          <text:p/>
        </draw:connector>
        <draw:custom-shape draw:style-name="gr4" draw:text-style-name="P5" xml:id="id35" draw:id="id35" draw:layer="layout" svg:width="4.762cm" svg:height="0.793cm" svg:x="14.97cm" svg:y="13.384cm">
          <text:p text:style-name="P3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3.968cm" svg:height="0.803cm" draw:transform="skewX (-0.00628318530717958) rotate (-0.00628318530718033) translate (9.89cm 11.523cm)">
          <text:p text:style-name="P3"><text:span text:style-name="T1">run_erro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36" draw:id="id36" draw:layer="layout" svg:width="3.492cm" svg:height="0.793cm" svg:x="2.401cm" svg:y="4.2cm">
          <text:p text:style-name="P3"><text:span text:style-name="T2">g_dbo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3.063cm" svg:y1="14.316cm" svg:x2="4.147cm" svg:y2="4.993cm" draw:start-shape="id28" draw:start-glue-point="0" draw:end-shape="id36" draw:end-glue-point="2" svg:d="M3063 14316l1084-9323" svg:viewBox="0 0 1085 9324">
          <text:p/>
        </draw:connector>
        <draw:connector draw:style-name="gr5" draw:text-style-name="P6" draw:layer="layout" draw:type="line" svg:x1="9.378cm" svg:y1="9.085cm" svg:x2="11.874cm" svg:y2="11.535cm" draw:start-shape="id37" draw:start-glue-point="2" draw:end-shape="id33" draw:end-glue-point="0" svg:d="M9378 9085l2496 2450" svg:viewBox="0 0 2497 2451">
          <text:p/>
        </draw:connector>
        <draw:custom-shape draw:style-name="gr25" draw:text-style-name="P4" xml:id="id37" draw:id="id37" draw:layer="layout" svg:width="3.762cm" svg:height="1.137cm" draw:transform="skewX (-0.00610865238198015) rotate (-0.00628318530718033) translate (7.497cm 7.936cm)">
          <text:p text:style-name="P3"><text:span text:style-name="T1">execute_test_runner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39" draw:id="id39" draw:layer="layout" svg:width="4.079cm" svg:height="1.298cm" draw:transform="skewX (-0.00610865238198015) rotate (-0.00628318530718033) translate (4.333cm 11.264cm)">
          <text:p text:style-name="P3"><text:span text:style-name="T1">wt_execute_test_runner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258cm" svg:y1="8.528cm" svg:x2="13.641cm" svg:y2="8.064cm" draw:start-shape="id37" draw:start-glue-point="1" draw:end-shape="id38" draw:end-glue-point="3" svg:d="M11258 8528l2383-464" svg:viewBox="0 0 2384 465">
          <text:p/>
        </draw:connector>
        <draw:connector draw:style-name="gr5" draw:text-style-name="P6" draw:layer="layout" draw:type="line" svg:x1="9.378cm" svg:y1="9.085cm" svg:x2="6.372cm" svg:y2="11.277cm" draw:start-shape="id37" draw:start-glue-point="2" draw:end-shape="id39" draw:end-glue-point="0" svg:d="M9378 9085l-3006 2192" svg:viewBox="0 0 3007 2193">
          <text:p/>
        </draw:connector>
        <draw:connector draw:style-name="gr5" draw:text-style-name="P6" draw:layer="layout" draw:type="line" svg:x1="6.372cm" svg:y1="12.575cm" svg:x2="4.492cm" svg:y2="14.726cm" draw:start-shape="id39" draw:start-glue-point="2" draw:end-shape="id28" draw:end-glue-point="1" svg:d="M6372 12575l-1880 2151" svg:viewBox="0 0 1881 2152">
          <text:p/>
        </draw:connector>
        <draw:connector draw:style-name="gr5" draw:text-style-name="P6" draw:layer="layout" draw:type="line" svg:x1="8.355cm" svg:y1="5.177cm" svg:x2="9.378cm" svg:y2="7.948cm" draw:start-shape="id40" draw:start-glue-point="2" draw:end-shape="id37" draw:end-glue-point="0" svg:d="M8355 5177l1023 2771" svg:viewBox="0 0 1024 2772">
          <text:p/>
        </draw:connector>
        <draw:custom-shape draw:style-name="gr10" draw:text-style-name="P5" xml:id="id41" draw:id="id41" draw:layer="layout" svg:width="3.492cm" svg:height="0.793cm" svg:x="8.302cm" svg:y="17.192cm">
          <text:p text:style-name="P3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349cm" svg:y1="19.743cm" svg:x2="10.048cm" svg:y2="17.985cm" draw:start-shape="id32" draw:start-glue-point="0" draw:end-shape="id41" draw:end-glue-point="2" svg:d="M12349 19743l-2301-1758" svg:viewBox="0 0 2302 1759">
          <text:p/>
        </draw:connector>
        <draw:connector draw:style-name="gr5" draw:text-style-name="P6" draw:layer="layout" draw:type="line" svg:x1="3.063cm" svg:y1="15.119cm" svg:x2="8.302cm" svg:y2="17.588cm" draw:start-shape="id28" draw:start-glue-point="2" draw:end-shape="id41" svg:d="M3063 15119l5239 2469" svg:viewBox="0 0 5240 2470">
          <text:p/>
        </draw:connector>
        <draw:connector draw:style-name="gr5" draw:text-style-name="P6" draw:layer="layout" draw:type="line" svg:x1="12.349cm" svg:y1="19.743cm" svg:x2="14.97cm" svg:y2="12.351cm" draw:start-shape="id32" draw:start-glue-point="0" draw:end-shape="id34" svg:d="M12349 19743l2621-7392" svg:viewBox="0 0 2622 7393">
          <text:p/>
        </draw:connector>
        <draw:custom-shape draw:style-name="gr11" draw:text-style-name="P5" xml:id="id42" draw:id="id42" draw:layer="layout" svg:width="3.493cm" svg:height="0.793cm" svg:x="14.334cm" svg:y="18.303cm">
          <text:p text:style-name="P3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373cm" svg:y1="19.744cm" svg:x2="14.334cm" svg:y2="18.699cm" draw:end-shape="id42" draw:end-glue-point="3" svg:d="M12373 19744l1961-1045" svg:viewBox="0 0 1962 1046">
          <text:p/>
        </draw:connector>
        <draw:custom-shape draw:style-name="gr11" draw:text-style-name="P5" xml:id="id38" draw:id="id38" draw:layer="layout" svg:width="3.493cm" svg:height="0.793cm" svg:x="13.641cm" svg:y="7.668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43" draw:id="id43" draw:layer="layout" svg:width="6.032cm" svg:height="0.793cm" svg:x="12.53cm" svg:y="8.641cm">
          <text:p text:style-name="P3"><text:span text:style-name="T2">execute_test_runner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1.258cm" svg:y1="8.528cm" svg:x2="12.53cm" svg:y2="9.037cm" draw:start-shape="id37" draw:end-shape="id43" draw:end-glue-point="3" svg:d="M11258 8528l1272 509" svg:viewBox="0 0 1273 510">
          <text:p/>
        </draw:connector>
        <draw:connector draw:style-name="gr5" draw:text-style-name="P6" draw:layer="layout" draw:type="line" svg:x1="9.378cm" svg:y1="9.085cm" svg:x2="7.596cm" svg:y2="18.474cm" draw:start-shape="id37" draw:start-glue-point="2" draw:end-shape="id29" draw:end-glue-point="0" svg:d="M9378 9085l-1782 9389" svg:viewBox="0 0 1783 9390">
          <text:p/>
        </draw:connector>
        <draw:custom-shape draw:style-name="gr17" draw:text-style-name="P5" draw:layer="layout" svg:width="6.032cm" svg:height="0.793cm" svg:x="12.53cm" svg:y="9.434cm">
          <text:p text:style-name="P3"><text:span text:style-name="T2">after_assertion_active variable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2.065cm" svg:height="2.699cm" svg:x="7.667cm" svg:y="22.431cm">
          <text:p text:style-name="P3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xml:id="id44" draw:id="id44" draw:layer="layout" svg:width="3.762cm" svg:height="1.137cm" draw:transform="skewX (-0.00610865238198015) rotate (-0.00628318530718033) translate (8.291cm 23.493cm)">
          <text:p text:style-name="P3"><text:span text:style-name="T1">after_assertio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2.052cm" svg:y1="24.085cm" svg:x2="14.435cm" svg:y2="23.621cm" draw:start-shape="id44" draw:start-glue-point="1" draw:end-shape="id45" draw:end-glue-point="3" svg:d="M12052 24085l2383-464" svg:viewBox="0 0 2384 465">
          <text:p/>
        </draw:connector>
        <draw:custom-shape draw:style-name="gr11" draw:text-style-name="P5" xml:id="id45" draw:id="id45" draw:layer="layout" svg:width="3.493cm" svg:height="0.793cm" svg:x="14.435cm" svg:y="23.225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052cm" svg:y1="24.085cm" svg:x2="13.382cm" svg:y2="24.481cm" draw:start-shape="id44" draw:end-shape="id46" draw:end-glue-point="3" svg:d="M12052 24085l1330 396" svg:viewBox="0 0 1331 397">
          <text:p/>
        </draw:connector>
        <draw:custom-shape draw:style-name="gr17" draw:text-style-name="P5" xml:id="id46" draw:id="id46" draw:layer="layout" svg:width="6.032cm" svg:height="0.793cm" svg:x="13.382cm" svg:y="24.085cm">
          <text:p text:style-name="P3"><text:span text:style-name="T2">after_assertion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349cm" svg:y1="21.039cm" svg:x2="10.172cm" svg:y2="23.505cm" draw:start-shape="id32" draw:start-glue-point="2" draw:end-shape="id44" draw:end-glue-point="0" svg:d="M12349 21039l-2177 2466" svg:viewBox="0 0 2178 2467">
          <text:p/>
        </draw:connector>
      </draw:page>
      <draw:page draw:name="Finalize WTPLSQL" draw:style-name="dp1" draw:master-page-name="Default">
        <draw:custom-shape draw:style-name="gr28" draw:text-style-name="P2" draw:layer="layout" svg:width="11.113cm" svg:height="5.557cm" svg:x="7.191cm" svg:y="10.524cm">
          <text:p text:style-name="P3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16.51cm" svg:height="3.969cm" svg:x="1.635cm" svg:y="5.444cm">
          <text:p text:style-name="P3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4.176cm" svg:y1="7.494cm" svg:x2="9.651cm" svg:y2="11.648cm" draw:start-shape="id47" draw:start-glue-point="2" draw:end-shape="id48" draw:end-glue-point="0" svg:d="M14176 7494l-4525 4154" svg:viewBox="0 0 4526 4155">
          <text:p/>
        </draw:connector>
        <draw:custom-shape draw:style-name="gr4" draw:text-style-name="P5" xml:id="id50" draw:id="id50" draw:layer="layout" svg:width="4.762cm" svg:height="0.793cm" svg:x="13.224cm" svg:y="11.954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" draw:id="id49" draw:layer="layout" svg:width="3.968cm" svg:height="0.803cm" draw:transform="skewX (-0.00628318530717958) rotate (-0.00628318530718033) translate (7.667cm 13.382cm)">
          <text:p text:style-name="P3"><text:span text:style-name="T1">final1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635cm" svg:y1="13.808cm" svg:x2="13.224cm" svg:y2="12.35cm" draw:start-shape="id49" draw:end-shape="id50" draw:end-glue-point="3" svg:d="M11635 13808l1589-1458" svg:viewBox="0 0 1590 1459">
          <text:p/>
        </draw:connector>
        <draw:custom-shape draw:style-name="gr4" draw:text-style-name="P5" xml:id="id51" draw:id="id51" draw:layer="layout" svg:width="4.762cm" svg:height="0.793cm" svg:x="13.224cm" svg:y="14.652cm">
          <text:p text:style-name="P3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1.635cm" svg:y1="13.808cm" svg:x2="13.224cm" svg:y2="15.048cm" draw:start-shape="id49" draw:start-glue-point="1" draw:end-shape="id51" draw:end-glue-point="3" svg:d="M11635 13808l1589 1240" svg:viewBox="0 0 1590 1241">
          <text:p/>
        </draw:connector>
        <draw:connector draw:style-name="gr5" draw:text-style-name="P6" draw:layer="layout" draw:type="line" svg:x1="5.524cm" svg:y1="8.641cm" svg:x2="7.667cm" svg:y2="13.783cm" draw:start-shape="id52" draw:start-glue-point="2" draw:end-shape="id49" draw:end-glue-point="3" svg:d="M5524 8641l2143 5142" svg:viewBox="0 0 2144 5143">
          <text:p/>
        </draw:connector>
        <draw:custom-shape draw:style-name="gr3" draw:text-style-name="P4" xml:id="id52" draw:id="id52" draw:layer="layout" svg:width="3.968cm" svg:height="0.803cm" draw:transform="skewX (-0.00628318530717958) rotate (-0.00628318530718033) translate (3.54cm 7.826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7.62cm" svg:height="0.725cm" svg:x="1.635cm" svg:y="2.59cm">
          <draw:text-box>
            <text:p text:style-name="P9"><text:span text:style-name="T3"><loext:page-name>&lt;page-name&gt;</loext:page-name></text:span></text:p>
          </draw:text-box>
        </draw:frame>
        <draw:custom-shape draw:style-name="gr30" draw:text-style-name="P4" xml:id="id47" draw:id="id47" draw:layer="layout" svg:width="4.285cm" svg:height="0.803cm" draw:transform="skewX (-0.00628318530717958) rotate (-0.00628318530718033) translate (12.034cm 6.678cm)">
          <text:p text:style-name="P3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508cm" svg:y1="8.252cm" svg:x2="12.034cm" svg:y2="7.079cm" draw:start-shape="id52" draw:start-glue-point="1" draw:end-shape="id47" svg:d="M7508 8252l4526-1173" svg:viewBox="0 0 4527 1174">
          <text:p/>
        </draw:connector>
        <draw:frame draw:style-name="gr8" draw:text-style-name="P11" draw:layer="layout" svg:width="10.16cm" svg:height="0.887cm" svg:x="1.635cm" svg:y="25.75cm">
          <draw:text-box>
            <text:p><text:span text:style-name="T4">Test Runner:</text:span><text:span text:style-name="T5"> A user written PL/SQL package with a WTPLSQL.TEST_RUN procedure and one or more calls to WT_ASSERT procedures.</text:span></text:p>
          </draw:text-box>
        </draw:frame>
        <draw:custom-shape draw:style-name="gr4" draw:text-style-name="P5" xml:id="id54" draw:id="id54" draw:layer="layout" svg:width="4.762cm" svg:height="0.793cm" svg:x="13.224cm" svg:y="13.383cm">
          <text:p text:style-name="P3"><text:span text:style-name="T2">g_tcases_aa array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53" draw:id="id53" draw:layer="layout" svg:width="3.492cm" svg:height="0.793cm" svg:x="6.715cm" svg:y="6.398cm">
          <text:p text:style-name="P3"><text:span text:style-name="T2">g_dbout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0.207cm" svg:y1="6.794cm" svg:x2="12.034cm" svg:y2="7.079cm" draw:start-shape="id53" draw:start-glue-point="1" draw:end-shape="id47" draw:end-glue-point="3" svg:d="M10207 6794l1827 285" svg:viewBox="0 0 1828 286">
          <text:p/>
        </draw:connector>
        <draw:connector draw:style-name="gr5" draw:text-style-name="P6" draw:layer="layout" draw:type="line" svg:x1="14.176cm" svg:y1="7.494cm" svg:x2="15.605cm" svg:y2="11.954cm" draw:start-shape="id47" draw:start-glue-point="2" draw:end-shape="id50" draw:end-glue-point="0" svg:d="M14176 7494l1429 4460" svg:viewBox="0 0 1430 4461">
          <text:p/>
        </draw:connector>
        <draw:connector draw:style-name="gr5" draw:text-style-name="P6" draw:layer="layout" draw:type="line" svg:x1="11.635cm" svg:y1="13.808cm" svg:x2="13.224cm" svg:y2="13.779cm" draw:start-shape="id49" draw:start-glue-point="1" draw:end-shape="id54" draw:end-glue-point="3" svg:d="M11635 13808l1589-29" svg:viewBox="0 0 1590 30">
          <text:p/>
        </draw:connector>
        <draw:custom-shape draw:style-name="gr3" draw:text-style-name="P4" xml:id="id48" draw:id="id48" draw:layer="layout" svg:width="3.968cm" svg:height="0.803cm" draw:transform="skewX (-0.00628318530717958) rotate (-0.00628318530718033) translate (7.667cm 11.636cm)">
          <text:p text:style-name="P3"><text:span text:style-name="T1">run_erro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635cm" svg:y1="12.062cm" svg:x2="13.224cm" svg:y2="12.35cm" draw:start-shape="id48" draw:start-glue-point="1" draw:end-shape="id50" draw:end-glue-point="3" svg:d="M11635 12062l1589 288" svg:viewBox="0 0 1590 289">
          <text:p/>
        </draw:connector>
        <draw:custom-shape draw:style-name="gr31" draw:text-style-name="P13" draw:layer="layout" svg:width="17.78cm" svg:height="4.763cm" svg:x="1.636cm" svg:y="16.557cm">
          <text:p text:style-name="P12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285cm" svg:y1="19.046cm" svg:x2="10.843cm" svg:y2="17.43cm" draw:start-shape="id55" draw:start-glue-point="1" draw:end-shape="id56" draw:end-glue-point="3" svg:d="M5285 19046l5558-1616" svg:viewBox="0 0 5559 1617">
          <text:p/>
        </draw:connector>
        <draw:custom-shape draw:style-name="gr13" draw:text-style-name="P4" xml:id="id55" draw:id="id55" draw:layer="layout" svg:width="3.174cm" svg:height="1.135cm" draw:transform="skewX (-0.00610865238198015) rotate (-0.00628318530718033) translate (2.112cm 18.459cm)">
          <draw:glue-point draw:id="4" svg:x="-2.2cm" svg:y="-5cm"/>
          <text:p text:style-name="P3"><text:span text:style-name="T1">after_test_all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56" draw:id="id56" draw:layer="layout" svg:width="3.493cm" svg:height="0.793cm" svg:x="10.843cm" svg:y="17.034cm">
          <text:p text:style-name="P3"><text:span text:style-name="T2">g_run_aa array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57" draw:id="id57" draw:layer="layout" svg:width="3.016cm" svg:height="1.133cm" draw:transform="skewX (-0.00610865238198016) rotate (-0.00628318530718033) translate (4.017cm 16.875cm)">
          <draw:glue-point draw:id="4" svg:x="-2.2cm" svg:y="-5cm"/>
          <text:p text:style-name="P3"><text:span text:style-name="T1">after_test_ru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032cm" svg:y1="17.46cm" svg:x2="10.843cm" svg:y2="17.43cm" draw:start-shape="id57" draw:end-shape="id56" draw:end-glue-point="3" svg:d="M7032 17460l3811-30" svg:viewBox="0 0 3812 31">
          <text:p/>
        </draw:connector>
        <draw:custom-shape draw:style-name="gr17" draw:text-style-name="P5" xml:id="id58" draw:id="id58" draw:layer="layout" svg:width="6.032cm" svg:height="0.793cm" svg:x="11.636cm" svg:y="19.257cm">
          <text:p text:style-name="P3"><text:span text:style-name="T2">after_test_run_active vari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59" draw:id="id59" draw:layer="layout" svg:width="6.032cm" svg:height="0.793cm" svg:x="11.636cm" svg:y="20.05cm">
          <text:p text:style-name="P3"><text:span text:style-name="T2">after_test_all_activ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.032cm" svg:y1="17.46cm" svg:x2="11.636cm" svg:y2="19.653cm" draw:start-shape="id57" draw:end-shape="id58" draw:end-glue-point="3" svg:d="M7032 17460l4604 2193" svg:viewBox="0 0 4605 2194">
          <text:p/>
        </draw:connector>
        <draw:connector draw:style-name="gr5" draw:text-style-name="P6" draw:layer="layout" draw:type="line" svg:x1="5.285cm" svg:y1="19.046cm" svg:x2="11.636cm" svg:y2="20.446cm" draw:start-shape="id55" draw:start-glue-point="1" draw:end-shape="id59" draw:end-glue-point="3" svg:d="M5285 19046l6351 1400" svg:viewBox="0 0 6352 1401">
          <text:p/>
        </draw:connector>
        <draw:custom-shape draw:style-name="gr3" draw:text-style-name="P4" xml:id="id60" draw:id="id60" draw:layer="layout" svg:width="3.968cm" svg:height="0.803cm" draw:transform="skewX (-0.00628318530717958) rotate (-0.00628318530718033) translate (1.476cm 6.238cm)">
          <text:p text:style-name="P3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524cm" svg:y1="8.641cm" svg:x2="5.525cm" svg:y2="16.884cm" draw:start-shape="id52" draw:start-glue-point="2" draw:end-shape="id57" draw:end-glue-point="0" svg:d="M5524 8641l1 8243" svg:viewBox="0 0 2 8244">
          <text:p/>
        </draw:connector>
        <draw:connector draw:style-name="gr5" draw:text-style-name="P6" draw:layer="layout" draw:type="line" svg:x1="3.46cm" svg:y1="7.053cm" svg:x2="3.699cm" svg:y2="18.469cm" draw:start-shape="id60" draw:start-glue-point="2" draw:end-shape="id55" svg:d="M3460 7053l239 11416" svg:viewBox="0 0 240 11417">
          <text:p/>
        </draw:connector>
        <draw:connector draw:style-name="gr5" draw:text-style-name="P6" draw:layer="layout" draw:type="line" svg:x1="5.444cm" svg:y1="6.664cm" svg:x2="5.524cm" svg:y2="7.838cm" draw:start-shape="id60" draw:end-shape="id52" draw:end-glue-point="0" svg:d="M5444 6664l80 1174" svg:viewBox="0 0 81 1175">
          <text:p/>
        </draw:connector>
      </draw:page>
      <draw:page draw:name="Test Run Text Reporting" draw:style-name="dp1" draw:master-page-name="Default">
        <draw:custom-shape draw:style-name="gr32" draw:text-style-name="P19" draw:layer="layout" svg:width="17.494cm" svg:height="14.723cm" svg:x="2.111cm" svg:y="7.35cm">
          <text:p text:style-name="P9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xml:id="id64" draw:id="id64" draw:layer="layout" svg:width="4.445cm" svg:height="1.27cm" svg:x="15.922cm" svg:y="12.071cm">
          <text:p text:style-name="P3"><text:span text:style-name="T6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xml:id="id62" draw:id="id62" draw:layer="layout" svg:width="4.445cm" svg:height="1.27cm" svg:x="15.682cm" svg:y="8.897cm">
          <text:p text:style-name="P3"><text:span text:style-name="T6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1" draw:id="id61" draw:layer="layout" svg:width="3.968cm" svg:height="0.803cm" draw:transform="skewX (-0.00628318530717958) rotate (-0.00628318530718033) translate (2.27cm 10.926cm)">
          <text:p text:style-name="P3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6.238cm" svg:y1="11.352cm" svg:x2="15.682cm" svg:y2="9.532cm" draw:start-shape="id61" draw:start-glue-point="1" draw:end-shape="id62" draw:end-glue-point="6" svg:d="M6238 11352l9444-1820" svg:viewBox="0 0 9445 1821">
          <text:p/>
        </draw:connector>
        <draw:connector draw:style-name="gr5" draw:text-style-name="P6" draw:layer="layout" draw:type="line" svg:x1="7.032cm" svg:y1="14.402cm" svg:x2="15.922cm" svg:y2="12.706cm" draw:start-shape="id63" draw:start-glue-point="1" draw:end-shape="id64" draw:end-glue-point="6" svg:d="M7032 14402l8890-1696" svg:viewBox="0 0 8891 1697">
          <text:p/>
        </draw:connector>
        <draw:custom-shape draw:style-name="gr3" draw:text-style-name="P4" xml:id="id66" draw:id="id66" draw:layer="layout" svg:width="3.968cm" svg:height="0.803cm" draw:transform="skewX (-0.00628318530717958) rotate (-0.00628318530718033) translate (7.508cm 23.15cm)">
          <text:p text:style-name="P3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9.811cm" svg:y1="21.618cm" svg:x2="9.492cm" svg:y2="23.162cm" draw:start-shape="id65" draw:start-glue-point="2" draw:end-shape="id66" draw:end-glue-point="0" svg:d="M9811 21618l-319 1544" svg:viewBox="0 0 320 1545">
          <text:p/>
        </draw:connector>
        <draw:custom-shape draw:style-name="gr15" draw:text-style-name="P14" xml:id="id68" draw:id="id68" draw:layer="layout" svg:width="4.445cm" svg:height="1.27cm" svg:x="15.763cm" svg:y="19.533cm">
          <text:p text:style-name="P3"><text:span text:style-name="T6">WT_DBOUT_PROFILES</text:span></text:p>
          <text:p text:style-name="P3"><text:span text:style-name="T6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6.555cm" svg:y1="17.861cm" svg:x2="15.763cm" svg:y2="20.168cm" draw:start-shape="id67" draw:end-shape="id68" draw:end-glue-point="6" svg:d="M6555 17861l9208 2307" svg:viewBox="0 0 9209 2308">
          <text:p/>
        </draw:connector>
        <draw:frame draw:style-name="gr7" draw:text-style-name="P20" draw:layer="layout" svg:width="7.62cm" svg:height="0.725cm" svg:x="1.635cm" svg:y="2.59cm">
          <draw:text-box>
            <text:p text:style-name="P9"><text:span text:style-name="T3"><loext:page-name>&lt;page-name&gt;</loext:page-name></text:span></text:p>
          </draw:text-box>
        </draw:frame>
        <draw:custom-shape draw:style-name="gr3" draw:text-style-name="P4" xml:id="id73" draw:id="id73" draw:layer="layout" svg:width="3.968cm" svg:height="0.803cm" draw:transform="skewX (-0.00628318530717958) rotate (-0.00628318530718033) translate (6.372cm 11.799cm)">
          <text:p text:style-name="P3"><text:span text:style-name="T1">format_test_result</text:span></text:p>
          <text:p text:style-name="P3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5" draw:id="id65" draw:layer="layout" svg:width="3.968cm" svg:height="0.803cm" draw:transform="skewX (-0.00628318530717958) rotate (-0.00628318530718033) translate (7.827cm 20.803cm)">
          <text:p text:style-name="P3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9" draw:id="id69" draw:layer="layout" svg:width="4.762cm" svg:height="0.793cm" svg:x="14.335cm" svg:y="10.643cm">
          <text:p text:style-name="P3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.238cm" svg:y1="11.352cm" svg:x2="14.335cm" svg:y2="11.039cm" draw:start-shape="id61" draw:start-glue-point="1" draw:end-shape="id69" svg:d="M6238 11352l8097-313" svg:viewBox="0 0 8098 314">
          <text:p/>
        </draw:connector>
        <draw:connector draw:style-name="gr5" draw:text-style-name="P6" draw:layer="layout" draw:type="line" svg:x1="4.254cm" svg:y1="11.741cm" svg:x2="4.889cm" svg:y2="15.575cm" draw:start-shape="id61" draw:start-glue-point="2" draw:end-shape="id70" draw:end-glue-point="0" svg:d="M4254 11741l635 3834" svg:viewBox="0 0 636 3835">
          <text:p/>
        </draw:connector>
        <draw:connector draw:style-name="gr5" draw:text-style-name="P6" draw:layer="layout" draw:type="line" svg:x1="4.254cm" svg:y1="11.741cm" svg:x2="5.048cm" svg:y2="13.988cm" draw:start-shape="id61" draw:start-glue-point="2" draw:end-shape="id63" draw:end-glue-point="0" svg:d="M4254 11741l794 2247" svg:viewBox="0 0 795 2248">
          <text:p/>
        </draw:connector>
        <draw:connector draw:style-name="gr5" draw:text-style-name="P6" draw:layer="layout" draw:type="line" svg:x1="4.254cm" svg:y1="11.741cm" svg:x2="4.571cm" svg:y2="17.447cm" draw:start-shape="id61" draw:start-glue-point="2" draw:end-shape="id67" draw:end-glue-point="0" svg:d="M4254 11741l317 5706" svg:viewBox="0 0 318 5707">
          <text:p/>
        </draw:connector>
        <draw:connector draw:style-name="gr5" draw:text-style-name="P6" draw:layer="layout" draw:type="line" svg:x1="6.873cm" svg:y1="15.989cm" svg:x2="11.434cm" svg:y2="15.159cm" draw:start-shape="id70" draw:start-glue-point="1" draw:end-shape="id71" draw:end-glue-point="3" svg:d="M6873 15989l4561-830" svg:viewBox="0 0 4562 831">
          <text:p/>
        </draw:connector>
        <draw:connector draw:style-name="gr5" draw:text-style-name="P6" draw:layer="layout" draw:type="line" svg:x1="4.889cm" svg:y1="16.378cm" svg:x2="9.811cm" svg:y2="20.815cm" draw:start-shape="id70" draw:start-glue-point="2" draw:end-shape="id65" draw:end-glue-point="0" svg:d="M4889 16378l4922 4437" svg:viewBox="0 0 4923 4438">
          <text:p/>
        </draw:connector>
        <draw:connector draw:style-name="gr5" draw:text-style-name="P6" draw:layer="layout" draw:type="line" svg:x1="6.873cm" svg:y1="15.989cm" svg:x2="14.335cm" svg:y2="11.039cm" draw:start-shape="id70" draw:start-glue-point="1" draw:end-shape="id69" draw:end-glue-point="3" svg:d="M6873 15989l7462-4950" svg:viewBox="0 0 7463 4951">
          <text:p/>
        </draw:connector>
        <draw:connector draw:style-name="gr5" draw:text-style-name="P6" draw:layer="layout" draw:type="line" svg:x1="6.873cm" svg:y1="15.989cm" svg:x2="11.16cm" svg:y2="17.711cm" draw:start-shape="id70" draw:start-glue-point="1" draw:end-shape="id72" draw:end-glue-point="3" svg:d="M6873 15989l4287 1722" svg:viewBox="0 0 4288 1723">
          <text:p/>
        </draw:connector>
        <draw:connector draw:style-name="gr5" draw:text-style-name="P6" draw:layer="layout" draw:type="line" svg:x1="7.032cm" svg:y1="14.402cm" svg:x2="14.335cm" svg:y2="11.039cm" draw:start-shape="id63" draw:start-glue-point="1" draw:end-shape="id69" draw:end-glue-point="3" svg:d="M7032 14402l7303-3363" svg:viewBox="0 0 7304 3364">
          <text:p/>
        </draw:connector>
        <draw:connector draw:style-name="gr5" draw:text-style-name="P6" draw:layer="layout" draw:type="line" svg:x1="7.032cm" svg:y1="14.402cm" svg:x2="8.356cm" svg:y2="12.614cm" draw:start-shape="id63" draw:start-glue-point="1" draw:end-shape="id73" draw:end-glue-point="2" svg:d="M7032 14402l1324-1788" svg:viewBox="0 0 1325 1789">
          <text:p/>
        </draw:connector>
        <draw:connector draw:style-name="gr5" draw:text-style-name="P6" draw:layer="layout" draw:type="line" svg:x1="5.048cm" svg:y1="14.791cm" svg:x2="9.811cm" svg:y2="20.815cm" draw:start-shape="id63" draw:start-glue-point="2" draw:end-shape="id65" draw:end-glue-point="0" svg:d="M5048 14791l4763 6024" svg:viewBox="0 0 4764 6025">
          <text:p/>
        </draw:connector>
        <draw:connector draw:style-name="gr5" draw:text-style-name="P6" draw:layer="layout" draw:type="line" svg:x1="4.571cm" svg:y1="18.25cm" svg:x2="9.811cm" svg:y2="20.815cm" draw:start-shape="id67" draw:start-glue-point="2" draw:end-shape="id65" draw:end-glue-point="0" svg:d="M4571 18250l5240 2565" svg:viewBox="0 0 5241 2566">
          <text:p/>
        </draw:connector>
        <draw:connector draw:style-name="gr5" draw:text-style-name="P6" draw:layer="layout" draw:type="line" svg:x1="6.555cm" svg:y1="17.861cm" svg:x2="14.335cm" svg:y2="11.039cm" draw:start-shape="id67" draw:start-glue-point="1" draw:end-shape="id69" draw:end-glue-point="3" svg:d="M6555 17861l7780-6822" svg:viewBox="0 0 7781 6823">
          <text:p/>
        </draw:connector>
        <draw:connector draw:style-name="gr5" draw:text-style-name="P6" draw:layer="layout" draw:type="line" svg:x1="13.418cm" svg:y1="14.77cm" svg:x2="15.922cm" svg:y2="12.706cm" draw:start-shape="id71" draw:start-glue-point="0" draw:end-shape="id64" draw:end-glue-point="6" svg:d="M13418 14770l2504-2064" svg:viewBox="0 0 2505 2065">
          <text:p/>
        </draw:connector>
        <draw:connector draw:style-name="gr5" draw:text-style-name="P6" draw:layer="layout" draw:type="line" svg:x1="13.144cm" svg:y1="18.125cm" svg:x2="15.763cm" svg:y2="20.168cm" draw:start-shape="id72" draw:start-glue-point="2" draw:end-shape="id68" draw:end-glue-point="6" svg:d="M13144 18125l2619 2043" svg:viewBox="0 0 2620 2044">
          <text:p/>
        </draw:connector>
        <draw:connector draw:style-name="gr5" draw:text-style-name="P6" draw:layer="layout" draw:type="line" svg:x1="13.418cm" svg:y1="15.573cm" svg:x2="9.811cm" svg:y2="20.815cm" draw:start-shape="id71" draw:start-glue-point="2" draw:end-shape="id65" draw:end-glue-point="0" svg:d="M13418 15573l-3607 5242" svg:viewBox="0 0 3608 5243">
          <text:p/>
        </draw:connector>
        <draw:connector draw:style-name="gr5" draw:text-style-name="P6" draw:layer="layout" draw:type="line" svg:x1="13.144cm" svg:y1="18.125cm" svg:x2="9.811cm" svg:y2="20.815cm" draw:start-shape="id72" draw:start-glue-point="2" draw:end-shape="id65" draw:end-glue-point="0" svg:d="M13144 18125l-3333 2690" svg:viewBox="0 0 3334 2691">
          <text:p/>
        </draw:connector>
        <draw:custom-shape draw:style-name="gr3" draw:text-style-name="P4" xml:id="id63" draw:id="id63" draw:layer="layout" svg:width="3.968cm" svg:height="0.803cm" draw:transform="skewX (-0.00628318530717958) rotate (-0.00628318530718033) translate (3.064cm 13.976cm)">
          <text:p text:style-name="P3"><text:span text:style-name="T1">results_out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7" draw:id="id67" draw:layer="layout" svg:width="3.968cm" svg:height="0.803cm" draw:transform="skewX (-0.00628318530717958) rotate (-0.00628318530718033) translate (2.587cm 17.435cm)">
          <text:p text:style-name="P3"><text:span text:style-name="T1">profile_out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2" draw:id="id72" draw:layer="layout" svg:width="3.968cm" svg:height="0.803cm" draw:transform="skewX (-0.00628318530717958) rotate (-0.00628318530718033) translate (11.16cm 17.31cm)">
          <text:p text:style-name="P3"><text:span text:style-name="T1">profile_summary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1" draw:id="id71" draw:layer="layout" svg:width="3.968cm" svg:height="0.803cm" draw:transform="skewX (-0.00628318530717958) rotate (-0.00628318530718033) translate (11.434cm 14.758cm)">
          <text:p text:style-name="P3"><text:span text:style-name="T1">result_summary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0" draw:id="id70" draw:layer="layout" svg:width="3.968cm" svg:height="0.803cm" draw:transform="skewX (-0.00628318530717958) rotate (-0.00628318530718033) translate (2.905cm 15.563cm)">
          <text:p text:style-name="P3"><text:span text:style-name="T1">summary_out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xml:id="id74" draw:id="id74" draw:layer="layout" svg:width="4.921cm" svg:height="0.803cm" draw:transform="skewX (-0.00628318530717958) rotate (-0.00628318530718033) translate (3.064cm 8.698cm)">
          <text:p text:style-name="P3"><text:span text:style-name="T1">dbms_ou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524cm" svg:y1="9.516cm" svg:x2="4.254cm" svg:y2="10.938cm" draw:start-shape="id74" draw:end-shape="id61" draw:end-glue-point="0" svg:d="M5524 9516l-1270 1422" svg:viewBox="0 0 1271 1423">
          <text:p/>
        </draw:connector>
        <draw:connector draw:style-name="gr5" draw:text-style-name="P6" draw:layer="layout" draw:type="line" svg:x1="7.985cm" svg:y1="9.13cm" svg:x2="15.682cm" svg:y2="9.575cm" draw:start-shape="id74" draw:start-glue-point="1" svg:d="M7985 9130l7697 445" svg:viewBox="0 0 7698 446">
          <text:p/>
        </draw:connector>
      </draw:page>
      <draw:page draw:name="Ad-Hoc Text Reporting" draw:style-name="dp1" draw:master-page-name="Default">
        <draw:custom-shape draw:style-name="gr34" draw:text-style-name="P13" draw:layer="layout" svg:width="12.7cm" svg:height="5.397cm" svg:x="5.603cm" svg:y="19.256cm">
          <text:p text:style-name="P12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5.239cm" svg:height="2.381cm" svg:x="7.032cm" svg:y="4.016cm">
          <text:p text:style-name="P12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75" draw:id="id75" draw:layer="layout" svg:width="4.445cm" svg:height="0.803cm" draw:transform="skewX (-0.00628318530717958) rotate (-0.00628318530718033) translate (7.349cm 5.127cm)">
          <text:p text:style-name="P3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6" draw:id="id76" draw:layer="layout" svg:width="3.968cm" svg:height="0.803cm" draw:transform="skewX (-0.00628318530717958) rotate (-0.00628318530718033) translate (13.065cm 4.775cm)">
          <text:p text:style-name="P3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1.794cm" svg:y1="5.556cm" svg:x2="13.065cm" svg:y2="5.176cm" draw:start-shape="id75" draw:start-glue-point="1" draw:end-shape="id76" draw:end-glue-point="3" svg:d="M11794 5556l1271-380" svg:viewBox="0 0 1272 381">
          <text:p/>
        </draw:connector>
        <draw:frame draw:style-name="gr7" draw:text-style-name="P10" draw:layer="layout" svg:width="7.62cm" svg:height="0.725cm" svg:x="1.635cm" svg:y="2.59cm">
          <draw:text-box>
            <text:p text:style-name="P9"><text:span text:style-name="T3"><loext:page-name>&lt;page-name&gt;</loext:page-name></text:span></text:p>
          </draw:text-box>
        </draw:frame>
        <draw:frame draw:style-name="gr8" draw:text-style-name="P11" draw:layer="layout" svg:width="8.889cm" svg:height="0.887cm" svg:x="2.273cm" svg:y="25.752cm">
          <draw:text-box>
            <text:p><text:span text:style-name="T4">Add-Hoc Call:</text:span><text:span text:style-name="T5"> A user written un-named PL/SQL block that makes one or more calls to WT_ASSERT procedures.</text:span></text:p>
          </draw:text-box>
        </draw:frame>
        <draw:custom-shape draw:style-name="gr37" draw:text-style-name="P2" draw:layer="layout" svg:width="8.234cm" svg:height="4.568cm" svg:x="2.767cm" svg:y="12.783cm">
          <text:p text:style-name="P3"><text:span text:style-name="T1">Hook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xml:id="id79" draw:id="id79" draw:layer="layout" svg:width="3.762cm" svg:height="1.137cm" draw:transform="skewX (-0.00610865238198015) rotate (-0.00628318530718033) translate (6.921cm 15.114cm)">
          <text:p text:style-name="P3"><text:span text:style-name="T1">execute_test_runner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xml:id="id78" draw:id="id78" draw:layer="layout" svg:width="4.445cm" svg:height="1.27cm" svg:x="1.635cm" svg:y="15.482cm">
          <text:p text:style-name="P3"><text:span text:style-name="T6">HOOKS</text:span></text:p>
          <text:p text:style-name="P3"><text:span text:style-name="T6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77" draw:id="id77" draw:layer="layout" svg:width="3.017cm" svg:height="0.803cm" draw:transform="skewX (-0.00628318530717958) rotate (-0.00628318530718033) translate (3.698cm 13.735cm)">
          <text:p text:style-name="P3"><text:span text:style-name="T1">ini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206cm" svg:y1="14.547cm" svg:x2="3.857cm" svg:y2="15.482cm" draw:start-shape="id77" draw:start-glue-point="2" draw:end-shape="id78" svg:d="M5206 14547l-1349 935" svg:viewBox="0 0 1350 936">
          <text:p/>
        </draw:connector>
        <draw:connector draw:style-name="gr5" draw:text-style-name="P6" draw:layer="layout" draw:type="line" svg:x1="5.206cm" svg:y1="14.547cm" svg:x2="6.921cm" svg:y2="15.682cm" draw:start-shape="id77" draw:start-glue-point="2" draw:end-shape="id79" svg:d="M5206 14547l1715 1135" svg:viewBox="0 0 1716 1136">
          <text:p/>
        </draw:connector>
        <draw:connector draw:style-name="gr5" draw:text-style-name="P6" draw:layer="layout" draw:type="line" svg:x1="11.794cm" svg:y1="5.556cm" svg:x2="16.241cm" svg:y2="20.368cm" draw:start-shape="id75" draw:end-shape="id80" draw:end-glue-point="0" svg:d="M11794 5556l4447 14812" svg:viewBox="0 0 4448 14813">
          <text:p/>
        </draw:connector>
        <draw:connector draw:style-name="gr5" draw:text-style-name="P6" draw:layer="layout" draw:type="line" svg:x1="14.495cm" svg:y1="21.967cm" svg:x2="16.241cm" svg:y2="21.161cm" draw:start-shape="id81" draw:start-glue-point="2" draw:end-shape="id80" draw:end-glue-point="2" svg:d="M14495 21967l1746-806" svg:viewBox="0 0 1747 807">
          <text:p/>
        </draw:connector>
        <draw:connector draw:style-name="gr5" draw:text-style-name="P6" draw:layer="layout" draw:type="line" svg:x1="8.802cm" svg:y1="15.126cm" svg:x2="9.571cm" svg:y2="5.944cm" draw:start-shape="id79" draw:start-glue-point="0" draw:end-shape="id75" draw:end-glue-point="2" svg:d="M8802 15126l769-9182" svg:viewBox="0 0 770 9183">
          <text:p/>
        </draw:connector>
        <draw:custom-shape draw:style-name="gr23" draw:text-style-name="P18" xml:id="id82" draw:id="id82" draw:layer="layout" svg:width="2.857cm" svg:height="0.803cm" draw:transform="skewX (-0.00628318530717958) rotate (-0.00628318530718033) translate (2.587cm 17.959cm)">
          <text:p text:style-name="P3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4.015cm" svg:y1="18.771cm" svg:x2="8.866cm" svg:y2="21.014cm" draw:start-shape="id82" draw:start-glue-point="2" draw:end-shape="id83" draw:end-glue-point="0" svg:d="M4015 18771l4851 2243" svg:viewBox="0 0 4852 2244">
          <text:p/>
        </draw:connector>
        <draw:connector draw:style-name="gr5" draw:text-style-name="P6" draw:layer="layout" draw:type="line" svg:x1="4.015cm" svg:y1="18.771cm" svg:x2="8.549cm" svg:y2="22.216cm" draw:start-shape="id82" draw:start-glue-point="2" draw:end-shape="id84" draw:end-glue-point="0" svg:d="M4015 18771l4534 3445" svg:viewBox="0 0 4535 3446">
          <text:p/>
        </draw:connector>
        <draw:connector draw:style-name="gr5" draw:text-style-name="P6" draw:layer="layout" draw:type="line" svg:x1="4.015cm" svg:y1="18.771cm" svg:x2="8.224cm" svg:y2="23.429cm" draw:start-shape="id82" draw:start-glue-point="2" draw:end-shape="id85" draw:end-glue-point="0" svg:d="M4015 18771l4209 4658" svg:viewBox="0 0 4210 4659">
          <text:p/>
        </draw:connector>
        <draw:connector draw:style-name="gr5" draw:text-style-name="P6" draw:layer="layout" draw:type="line" svg:x1="10.533cm" svg:y1="22.63cm" svg:x2="12.749cm" svg:y2="22.603cm" draw:start-shape="id84" draw:end-shape="id86" draw:end-glue-point="3" svg:d="M10533 22630l2216-27" svg:viewBox="0 0 2217 28">
          <text:p/>
        </draw:connector>
        <draw:connector draw:style-name="gr5" draw:text-style-name="P6" draw:layer="layout" draw:type="line" svg:x1="10.208cm" svg:y1="23.843cm" svg:x2="12.749cm" svg:y2="22.603cm" draw:start-shape="id85" draw:end-shape="id86" draw:end-glue-point="3" svg:d="M10208 23843l2541-1240" svg:viewBox="0 0 2542 1241">
          <text:p/>
        </draw:connector>
        <draw:custom-shape draw:style-name="gr24" draw:text-style-name="P4" xml:id="id86" draw:id="id86" draw:layer="layout" svg:width="3.491cm" svg:height="1.296cm" draw:transform="skewX (-0.00610865238198016) rotate (-0.00628318530718033) translate (12.749cm 21.955cm)">
          <text:p text:style-name="P3"><text:span text:style-name="T1">process_assetion</text:span></text:p>
          <text:p text:style-name="P3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85cm" svg:y1="21.428cm" svg:x2="12.749cm" svg:y2="22.603cm" draw:start-shape="id83" draw:start-glue-point="1" draw:end-shape="id86" draw:end-glue-point="3" svg:d="M10850 21428l1899 1175" svg:viewBox="0 0 1900 1176">
          <text:p/>
        </draw:connector>
        <draw:custom-shape draw:style-name="gr3" draw:text-style-name="P4" xml:id="id83" draw:id="id83" draw:layer="layout" svg:width="3.968cm" svg:height="0.803cm" draw:transform="skewX (-0.00628318530717958) rotate (-0.00628318530718033) translate (6.882cm 21.002cm)">
          <text:p text:style-name="P3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4" draw:id="id84" draw:layer="layout" svg:width="3.968cm" svg:height="0.803cm" draw:transform="skewX (-0.00628318530717958) rotate (-0.00628318530718033) translate (6.565cm 22.204cm)">
          <text:p text:style-name="P3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5" draw:id="id85" draw:layer="layout" svg:width="3.968cm" svg:height="0.803cm" draw:transform="skewX (-0.00628318530717958) rotate (-0.00628318530718033) translate (6.24cm 23.417cm)">
          <text:p text:style-name="P3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87" draw:id="id87" draw:layer="layout" svg:width="3.492cm" svg:height="0.793cm" svg:x="8.461cm" svg:y="19.573cm">
          <text:p text:style-name="P3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494cm" svg:y1="21.966cm" svg:x2="10.207cm" svg:y2="20.366cm" draw:start-shape="id86" draw:start-glue-point="0" draw:end-shape="id87" draw:end-glue-point="2" svg:d="M14494 21966l-4287-1600" svg:viewBox="0 0 4288 1601">
          <text:p/>
        </draw:connector>
        <draw:connector draw:style-name="gr5" draw:text-style-name="P6" draw:layer="layout" draw:type="line" svg:x1="4.015cm" svg:y1="18.771cm" svg:x2="8.461cm" svg:y2="19.969cm" draw:start-shape="id82" draw:start-glue-point="2" draw:end-shape="id87" svg:d="M4015 18771l4446 1198" svg:viewBox="0 0 4447 1199">
          <text:p/>
        </draw:connector>
        <draw:connector draw:style-name="gr5" draw:text-style-name="P6" draw:layer="layout" draw:type="line" svg:x1="14.494cm" svg:y1="21.966cm" svg:x2="8.802cm" svg:y2="16.263cm" draw:start-shape="id86" draw:start-glue-point="0" draw:end-shape="id79" draw:end-glue-point="2" svg:d="M14494 21966l-5692-5703" svg:viewBox="0 0 5693 5704">
          <text:p/>
        </draw:connector>
        <draw:connector draw:style-name="gr5" draw:text-style-name="P6" draw:layer="layout" draw:type="line" svg:x1="11.794cm" svg:y1="5.556cm" svg:x2="10.207cm" svg:y2="19.573cm" draw:start-shape="id75" draw:start-glue-point="1" draw:end-shape="id87" draw:end-glue-point="0" svg:d="M11794 5556l-1587 14017" svg:viewBox="0 0 1588 14018">
          <text:p/>
        </draw:connector>
        <draw:custom-shape draw:style-name="gr39" draw:text-style-name="P2" draw:layer="layout" svg:width="5.505cm" svg:height="2.614cm" svg:x="15.085cm" svg:y="14.017cm">
          <text:p text:style-name="P3"><text:span text:style-name="T1">Core Data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8" draw:id="id88" draw:layer="layout" svg:width="4.762cm" svg:height="0.793cm" svg:x="15.511cm" svg:y="15.361cm">
          <text:p text:style-name="P3"><text:span text:style-name="T2">g_run_rec 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6" xml:id="id81" draw:id="id81" draw:layer="layout" draw:type="line" svg:x1="14.495cm" svg:y1="21.967cm" svg:x2="17.892cm" svg:y2="16.154cm" draw:end-shape="id88" draw:end-glue-point="2" svg:d="M14495 21967l3397-5813" svg:viewBox="0 0 3398 5814">
          <text:p/>
        </draw:connector>
        <draw:custom-shape draw:style-name="gr11" draw:text-style-name="P5" xml:id="id80" draw:id="id80" draw:layer="layout" svg:width="3.493cm" svg:height="0.793cm" svg:x="14.495cm" svg:y="20.368cm">
          <text:p text:style-name="P3"><text:span text:style-name="T2">g_rec structu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12-09">12/9/18</text:date></text:span><text:span text:style-name="MT1"><text:s text:c="4"/>Page </text:span><text:span text:style-name="MT1"><text:page-number>&lt;number&gt;</text:page-number></text:span><text:span text:style-name="MT1"><text:s/>of </text:span><text:span text:style-name="MT1"><text:page-count>5</text:page-count></text:span></text:p>
        </draw:text-box>
      </draw:frame>
      <draw:frame draw:style-name="Mgr2" draw:text-style-name="MP4" draw:layer="backgroundobjects" svg:width="7.62cm" svg:height="0.962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59</meta:editing-cycles>
    <meta:editing-duration>P2DT6H34M58S</meta:editing-duration>
    <dc:date>2018-12-09T23:24:10.961000000</dc:date>
    <meta:generator>LibreOffice/6.0.7.3$Windows_X86_64 LibreOffice_project/dc89aa7a9eabfd848af146d5086077aeed2ae4a5</meta:generator>
    <meta:document-statistic meta:object-count="226"/>
  </office:meta>
</office:document-meta>
</file>